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700000697B5776F2835D5551E.png" manifest:media-type="image/png"/>
  <manifest:file-entry manifest:full-path="Pictures/100002010000031800000264055DBE34D4A09C0A.png" manifest:media-type="image/png"/>
  <manifest:file-entry manifest:full-path="Pictures/100002000000027E000002CE8C56283C26501EE5.png" manifest:media-type="image/png"/>
  <manifest:file-entry manifest:full-path="Pictures/100002010000020000000200A7577EFED93E74F1.png" manifest:media-type="image/png"/>
  <manifest:file-entry manifest:full-path="Pictures/10000201000000F0000000F062A9761F0C3ED1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1.945cm"/>
    </style:style>
    <style:style style:name="gr5" style:family="graphic" style:parent-style-name="standard">
      <style:graphic-properties draw:textarea-horizontal-align="justify" draw:textarea-vertical-align="middle" draw:auto-grow-height="false" fo:min-height="1.21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76cm" svg:height="2.276cm" svg:x="3.921cm" svg:y="2.043cm">
          <draw:image xlink:href="Pictures/100002010000069700000697B5776F2835D5551E.png" xlink:type="simple" xlink:show="embed" xlink:actuate="onLoad" loext:mime-type="image/png">
            <text:p/>
          </draw:image>
        </draw:frame>
        <draw:frame draw:style-name="gr1" draw:text-style-name="P1" draw:layer="layout" svg:width="1.693cm" svg:height="1.906cm" svg:x="9.768cm" svg:y="1.976cm">
          <draw:image xlink:href="Pictures/100002000000027E000002CE8C56283C26501EE5.png" xlink:type="simple" xlink:show="embed" xlink:actuate="onLoad" loext:mime-type="image/png">
            <text:p/>
          </draw:image>
        </draw:frame>
        <draw:frame draw:style-name="gr1" draw:text-style-name="P1" draw:layer="layout" svg:width="3.683cm" svg:height="2.846cm" svg:x="3.141cm" svg:y="5.51cm">
          <draw:image xlink:href="Pictures/100002010000031800000264055DBE34D4A09C0A.png" xlink:type="simple" xlink:show="embed" xlink:actuate="onLoad" loext:mime-type="image/png">
            <text:p/>
          </draw:image>
        </draw:frame>
        <draw:frame draw:style-name="gr1" draw:text-style-name="P1" draw:layer="layout" svg:width="2.303cm" svg:height="2.303cm" svg:x="9.382cm" svg:y="5.872cm">
          <draw:image xlink:href="Pictures/100002010000020000000200A7577EFED93E74F1.png" xlink:type="simple" xlink:show="embed" xlink:actuate="onLoad" loext:mime-type="image/png">
            <text:p/>
          </draw:image>
        </draw:frame>
        <draw:frame draw:style-name="gr2" draw:text-style-name="P2" draw:layer="layout" svg:width="2.306cm" svg:height="2.306cm" svg:x="14.969cm" svg:y="1.996cm">
          <draw:image xlink:href="Pictures/10000201000000F0000000F062A9761F0C3ED1CB.png" xlink:type="simple" xlink:show="embed" xlink:actuate="onLoad" loext:mime-type="image/png">
            <text:p/>
          </draw:image>
        </draw:frame>
        <draw:frame draw:style-name="gr3" draw:text-style-name="P3" draw:layer="layout" svg:width="2.369cm" svg:height="0.962cm" svg:x="2.651cm" svg:y="1.816cm">
          <draw:text-box>
            <text:p>Twitter</text:p>
          </draw:text-box>
        </draw:frame>
        <draw:frame draw:style-name="gr3" draw:text-style-name="P3" draw:layer="layout" svg:width="1.772cm" svg:height="0.962cm" svg:x="2.73cm" svg:y="5.091cm">
          <draw:text-box>
            <text:p>THS</text:p>
          </draw:text-box>
        </draw:frame>
        <draw:frame draw:style-name="gr3" draw:text-style-name="P3" draw:layer="layout" svg:width="2.225cm" svg:height="0.962cm" svg:x="16.621cm" svg:y="2.397cm">
          <draw:text-box>
            <text:p>Model</text:p>
          </draw:text-box>
        </draw:frame>
        <draw:frame draw:style-name="gr3" draw:text-style-name="P5" draw:layer="layout" svg:width="2.902cm" svg:height="0.806cm" svg:x="4.926cm" svg:y="4.132cm">
          <draw:text-box>
            <text:p text:style-name="P4">To Storage</text:p>
          </draw:text-box>
        </draw:frame>
        <draw:frame draw:style-name="gr3" draw:text-style-name="P5" draw:layer="layout" svg:width="3.296cm" svg:height="0.806cm" svg:x="6.086cm" svg:y="6.842cm">
          <draw:text-box>
            <text:p text:style-name="P4">Transform to</text:p>
          </draw:text-box>
        </draw:frame>
        <draw:frame draw:style-name="gr3" draw:text-style-name="P5" draw:layer="layout" svg:width="3.753cm" svg:height="0.806cm" svg:x="10.582cm" svg:y="4.893cm">
          <draw:text-box>
            <text:p text:style-name="P4">Extracting Text</text:p>
          </draw:text-box>
        </draw:frame>
        <draw:frame draw:style-name="gr3" draw:text-style-name="P5" draw:layer="layout" svg:width="3.893cm" svg:height="0.806cm" svg:x="11.414cm" svg:y="2.861cm">
          <draw:text-box>
            <text:p text:style-name="P4">Pre-Processing</text:p>
          </draw:text-box>
        </draw:frame>
        <draw:custom-shape draw:style-name="gr4" draw:text-style-name="P2" draw:layer="layout" svg:width="2.794cm" svg:height="0.508cm" svg:x="6.461cm" svg:y="6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508cm" svg:height="1.67cm" svg:x="4.719cm" svg:y="3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0.508cm" svg:height="1.67cm" draw:transform="rotate (-3.14141812066459) translate (10.83cm 5.67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2.794cm" svg:height="0.508cm" svg:x="11.922cm" svg:y="2.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18:32:39.022000000</meta:creation-date>
    <dc:date>2019-05-05T23:01:28.483000000</dc:date>
    <meta:editing-duration>PT2H42M41S</meta:editing-duration>
    <meta:editing-cycles>3</meta:editing-cycles>
    <meta:generator>LibreOffice/6.2.2.2$Windows_x86 LibreOffice_project/2b840030fec2aae0fd2658d8d4f9548af4e3518d</meta:generator>
    <meta:document-statistic meta:object-count="16"/>
  </office:meta>
</office:document-meta>
</file>